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T1" style:family="text">
      <style:text-properties fo:background-color="#ffcf35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endo del ejemplo<text:a xlink:type="simple" xlink:href="https://github.com/dudwcs/Actividad4.2-SearchBook-mysqli.git" text:style-name="Internet_20_link" text:visited-style-name="Visited_20_Internet_20_Link"><text:span text:style-name="T1"> https://github.com/dudwcs/Actividad4.2-SearchBook-mysqli.git  </text:span></text:a> cambia el código para que:</text:p>
      <text:p text:style-name="P1">a) Utilice sustitución mediante un array en lugar de de bind_param</text:p>
      <text:p text:style-name="P1">b) Obtenga todos los registros en un array (no de fila en fila). El array debe utilizar índices numéricos y no cadenas de text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02:28:50.420000000</meta:creation-date>
    <dc:date>2024-01-16T02:28:54.699000000</dc:date>
    <meta:editing-duration>PT4S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3" meta:word-count="44" meta:character-count="304" meta:non-whitespace-character-count="261"/>
  </office:meta>
</office:document-meta>
</file>